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0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.0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.384cm"/>
    </style:style>
    <style:style style:name="gr1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645cm" svg:x="11.74cm" svg:y="6.4cm">
          <draw:text-box>
            <text:p text:style-name="P1"><text:span text:style-name="T1">Ø</text:span></text:p>
          </draw:text-box>
        </draw:frame>
        <draw:frame draw:style-name="gr2" draw:text-style-name="P4" draw:layer="layout" svg:width="0.735cm" svg:height="0.645cm" svg:x="3.904cm" svg:y="6.422cm">
          <draw:text-box>
            <text:p text:style-name="P3"><text:span text:style-name="T1">A</text:span></text:p>
          </draw:text-box>
        </draw:frame>
        <draw:line draw:style-name="gr3" draw:text-style-name="P3" draw:layer="layout" svg:x1="4.27cm" svg:y1="6.541cm" svg:x2="5.292cm" svg:y2="4.319cm">
          <text:p/>
        </draw:line>
        <draw:frame draw:style-name="gr4" draw:text-style-name="P4" draw:layer="layout" svg:width="0.697cm" svg:height="0.645cm" svg:x="9.586cm" svg:y="4.984cm">
          <draw:text-box>
            <text:p text:style-name="P3"><text:span text:style-name="T1">3</text:span></text:p>
          </draw:text-box>
        </draw:frame>
        <draw:frame draw:style-name="gr5" draw:text-style-name="P4" draw:layer="layout" svg:width="3.05cm" svg:height="0.758cm" svg:x="6.328cm" svg:y="1.828cm">
          <draw:text-box>
            <text:p text:style-name="P3"><text:span text:style-name="T1">жить не сможет</text:span></text:p>
          </draw:text-box>
        </draw:frame>
        <draw:frame draw:style-name="gr5" draw:text-style-name="P6" draw:layer="layout" svg:width="12.355cm" svg:height="1.029cm" svg:x="1.4cm" svg:y="0.242cm">
          <draw:text-box>
            <text:p text:style-name="P5"><text:span text:style-name="T2">И ни один человек ни с какими деньгами, связями или должностью так жить </text:span></text:p>
            <text:p text:style-name="P5"><text:span text:style-name="T2">не сможет, не ответив хотя бы себе на вопрос, где все же правда. </text:span></text:p>
          </draw:text-box>
        </draw:frame>
        <draw:frame draw:style-name="gr6" draw:text-style-name="P4" draw:layer="layout" svg:width="0.599cm" svg:height="0.645cm" svg:x="5.896cm" svg:y="7.395cm">
          <draw:text-box>
            <text:p text:style-name="P3"><text:span text:style-name="T1">,</text:span></text:p>
          </draw:text-box>
        </draw:frame>
        <draw:line draw:style-name="gr3" draw:text-style-name="P3" draw:layer="layout" svg:x1="6.483cm" svg:y1="7.76cm" svg:x2="6.716cm" svg:y2="7.76cm">
          <text:p/>
        </draw:line>
        <draw:frame draw:style-name="gr7" draw:text-style-name="P4" draw:layer="layout" svg:width="0.578cm" svg:height="0.685cm" svg:x="5.963cm" svg:y="7.079cm">
          <draw:text-box>
            <text:p text:style-name="P3"><text:span text:style-name="T1">j</text:span></text:p>
          </draw:text-box>
        </draw:frame>
        <draw:line draw:style-name="gr3" draw:text-style-name="P3" draw:layer="layout" svg:x1="5.784cm" svg:y1="7.76cm" svg:x2="6.017cm" svg:y2="7.76cm">
          <text:p/>
        </draw:line>
        <draw:frame draw:style-name="gr8" draw:text-style-name="P4" draw:layer="layout" svg:width="0.697cm" svg:height="0.645cm" svg:x="5.471cm" svg:y="2.805cm">
          <draw:text-box>
            <text:p text:style-name="P3"><text:span text:style-name="T1">1</text:span></text:p>
          </draw:text-box>
        </draw:frame>
        <draw:frame draw:style-name="gr9" draw:text-style-name="P4" draw:layer="layout" svg:width="0.777cm" svg:height="0.645cm" svg:x="4.918cm" svg:y="3.515cm">
          <draw:text-box>
            <text:p text:style-name="P3"><text:span text:style-name="T1">O</text:span></text:p>
          </draw:text-box>
        </draw:frame>
        <draw:line draw:style-name="gr3" draw:text-style-name="P3" draw:layer="layout" svg:x1="5.332cm" svg:y1="3.659cm" svg:x2="7.56cm" svg:y2="2.37cm">
          <text:p/>
        </draw:line>
        <draw:frame draw:style-name="gr10" draw:text-style-name="P4" draw:layer="layout" svg:width="0.735cm" svg:height="0.645cm" svg:x="7.19cm" svg:y="3.462cm">
          <draw:text-box>
            <text:p text:style-name="P3"><text:span text:style-name="T1">E</text:span></text:p>
          </draw:text-box>
        </draw:frame>
        <draw:line draw:style-name="gr3" draw:text-style-name="P3" draw:layer="layout" svg:x1="7.541cm" svg:y1="3.519cm" svg:x2="7.525cm" svg:y2="2.388cm">
          <text:p/>
        </draw:line>
        <draw:frame draw:style-name="gr10" draw:text-style-name="P4" draw:layer="layout" svg:width="0.735cm" svg:height="0.645cm" svg:x="9.391cm" svg:y="3.463cm">
          <draw:text-box>
            <text:p text:style-name="P3"><text:span text:style-name="T1">E</text:span></text:p>
          </draw:text-box>
        </draw:frame>
        <draw:line draw:style-name="gr3" draw:text-style-name="P3" draw:layer="layout" svg:x1="9.742cm" svg:y1="3.52cm" svg:x2="7.525cm" svg:y2="2.37cm">
          <text:p/>
        </draw:line>
        <draw:frame draw:style-name="gr9" draw:text-style-name="P4" draw:id="id2" draw:layer="layout" svg:width="1.797cm" svg:height="0.645cm" svg:x="4.419cm" svg:y="3.816cm">
          <draw:text-box>
            <text:p text:style-name="P3"><text:span text:style-name="T1">человек</text:span></text:p>
          </draw:text-box>
        </draw:frame>
        <draw:frame draw:style-name="gr10" draw:text-style-name="P4" draw:layer="layout" svg:width="1.006cm" svg:height="0.645cm" svg:x="7.091cm" svg:y="3.763cm">
          <draw:text-box>
            <text:p text:style-name="P3"><text:span text:style-name="T1">так</text:span></text:p>
          </draw:text-box>
        </draw:frame>
        <draw:line draw:style-name="gr3" draw:text-style-name="P3" draw:layer="layout" svg:x1="9.735cm" svg:y1="4.848cm" svg:x2="9.734cm" svg:y2="4.061cm">
          <text:p/>
        </draw:line>
        <draw:line draw:style-name="gr3" draw:text-style-name="P3" draw:layer="layout" svg:x1="9.734cm" svg:y1="4.849cm" svg:x2="9.514cm" svg:y2="5.061cm">
          <text:p/>
        </draw:line>
        <draw:line draw:style-name="gr3" draw:text-style-name="P3" draw:layer="layout" svg:x1="8.933cm" svg:y1="4.061cm" svg:x2="10.433cm" svg:y2="4.061cm">
          <text:p/>
        </draw:line>
        <draw:line draw:style-name="gr3" draw:text-style-name="P3" draw:layer="layout" svg:x1="10.433cm" svg:y1="4.062cm" svg:x2="10.528cm" svg:y2="3.948cm">
          <text:p/>
        </draw:line>
        <draw:line draw:style-name="gr3" draw:text-style-name="P3" draw:layer="layout" svg:x1="8.842cm" svg:y1="4.174cm" svg:x2="8.937cm" svg:y2="4.06cm">
          <text:p/>
        </draw:line>
        <draw:line draw:style-name="gr3" draw:text-style-name="P3" draw:layer="layout" svg:x1="9.233cm" svg:y1="3.961cm" svg:x2="10.18cm" svg:y2="3.963cm">
          <text:p/>
        </draw:line>
        <draw:frame draw:style-name="gr11" draw:text-style-name="P4" draw:layer="layout" svg:width="5.019cm" svg:height="0.645cm" svg:x="9.624cm" svg:y="4.41cm">
          <draw:text-box>
            <text:p text:style-name="P3"><text:span text:style-name="T1">не ответив [человек, 1] [-, 2]</text:span></text:p>
          </draw:text-box>
        </draw:frame>
        <draw:frame draw:style-name="gr12" draw:text-style-name="P4" draw:layer="layout" svg:width="0.599cm" svg:height="0.645cm" svg:x="9.76cm" svg:y="4.037cm">
          <draw:text-box>
            <text:p text:style-name="P3"><text:span text:style-name="T1">I</text:span></text:p>
          </draw:text-box>
        </draw:frame>
        <draw:frame draw:style-name="gr13" draw:text-style-name="P4" draw:layer="layout" svg:width="1.907cm" svg:height="0.645cm" svg:x="7.931cm" svg:y="4.247cm">
          <draw:text-box>
            <text:p text:style-name="P3"><text:span text:style-name="T1">(Partizip)</text:span></text:p>
          </draw:text-box>
        </draw:frame>
        <draw:frame draw:style-name="gr9" draw:text-style-name="P4" draw:layer="layout" svg:width="0.777cm" svg:height="0.645cm" svg:x="9.66cm" svg:y="5.4cm">
          <draw:text-box>
            <text:p text:style-name="P3"><text:span text:style-name="T1">O</text:span></text:p>
          </draw:text-box>
        </draw:frame>
        <draw:line draw:style-name="gr3" draw:text-style-name="P3" draw:layer="layout" svg:x1="10.074cm" svg:y1="5.544cm" svg:x2="10.066cm" svg:y2="5.007cm">
          <text:p/>
        </draw:line>
        <draw:frame draw:style-name="gr9" draw:text-style-name="P4" draw:id="id1" draw:layer="layout" svg:width="1.264cm" svg:height="0.645cm" svg:x="9.461cm" svg:y="5.701cm">
          <draw:text-box>
            <text:p text:style-name="P3"><text:span text:style-name="T1">себе</text:span></text:p>
          </draw:text-box>
        </draw:frame>
        <draw:frame draw:style-name="gr10" draw:text-style-name="P4" draw:layer="layout" svg:width="0.735cm" svg:height="0.645cm" svg:x="12.104cm" svg:y="5.469cm">
          <draw:text-box>
            <text:p text:style-name="P3"><text:span text:style-name="T1">E</text:span></text:p>
          </draw:text-box>
        </draw:frame>
        <draw:line draw:style-name="gr3" draw:text-style-name="P3" draw:layer="layout" svg:x1="12.455cm" svg:y1="5.526cm" svg:x2="10.085cm" svg:y2="5.017cm">
          <text:p/>
        </draw:line>
        <draw:line draw:style-name="gr3" draw:text-style-name="P3" draw:layer="layout" svg:x1="12.47cm" svg:y1="6.752cm" svg:x2="12.469cm" svg:y2="5.965cm">
          <text:p/>
        </draw:line>
        <draw:line draw:style-name="gr3" draw:text-style-name="P3" draw:layer="layout" svg:x1="12.469cm" svg:y1="6.753cm" svg:x2="12.249cm" svg:y2="6.965cm">
          <text:p/>
        </draw:line>
        <draw:line draw:style-name="gr3" draw:text-style-name="P3" draw:layer="layout" svg:x1="11.668cm" svg:y1="5.965cm" svg:x2="13.168cm" svg:y2="5.965cm">
          <text:p/>
        </draw:line>
        <draw:line draw:style-name="gr3" draw:text-style-name="P3" draw:layer="layout" svg:x1="13.168cm" svg:y1="5.966cm" svg:x2="13.263cm" svg:y2="5.852cm">
          <text:p/>
        </draw:line>
        <draw:line draw:style-name="gr3" draw:text-style-name="P3" draw:layer="layout" svg:x1="11.577cm" svg:y1="6.078cm" svg:x2="11.672cm" svg:y2="5.964cm">
          <text:p/>
        </draw:line>
        <draw:frame draw:style-name="gr6" draw:text-style-name="P4" draw:layer="layout" svg:width="1.637cm" svg:height="0.645cm" svg:x="12.334cm" svg:y="6.313cm">
          <draw:text-box>
            <text:p text:style-name="P3"><text:span text:style-name="T1">вопрос</text:span></text:p>
          </draw:text-box>
        </draw:frame>
        <draw:frame draw:style-name="gr14" draw:text-style-name="P2" draw:layer="layout" svg:width="0.891cm" svg:height="0.645cm" svg:x="11.721cm" svg:y="5.999cm">
          <draw:text-box>
            <text:p text:style-name="P1"><text:span text:style-name="T1">на</text:span></text:p>
          </draw:text-box>
        </draw:frame>
        <draw:frame draw:style-name="gr15" draw:text-style-name="P4" draw:layer="layout" svg:width="0.777cm" svg:height="0.645cm" svg:x="12.346cm" svg:y="5.978cm">
          <draw:text-box>
            <text:p text:style-name="P3"><text:span text:style-name="T1">O</text:span></text:p>
          </draw:text-box>
        </draw:frame>
        <draw:frame draw:style-name="gr2" draw:text-style-name="P4" draw:layer="layout" svg:width="0.735cm" svg:height="0.645cm" svg:x="12.668cm" svg:y="7.335cm">
          <draw:text-box>
            <text:p text:style-name="P3"><text:span text:style-name="T1">A</text:span></text:p>
          </draw:text-box>
        </draw:frame>
        <draw:line draw:style-name="gr3" draw:text-style-name="P3" draw:layer="layout" svg:x1="13.034cm" svg:y1="7.454cm" svg:x2="13.026cm" svg:y2="6.917cm">
          <text:p/>
        </draw:line>
        <draw:line draw:style-name="gr3" draw:text-style-name="P3" draw:layer="layout" svg:x1="13.107cm" svg:y1="8.796cm" svg:x2="13.106cm" svg:y2="8.009cm">
          <text:p/>
        </draw:line>
        <draw:line draw:style-name="gr3" draw:text-style-name="P3" draw:layer="layout" svg:x1="13.106cm" svg:y1="8.797cm" svg:x2="12.886cm" svg:y2="9.009cm">
          <text:p/>
        </draw:line>
        <draw:line draw:style-name="gr3" draw:text-style-name="P3" draw:layer="layout" svg:x1="12.305cm" svg:y1="8.009cm" svg:x2="13.805cm" svg:y2="8.009cm">
          <text:p/>
        </draw:line>
        <draw:line draw:style-name="gr3" draw:text-style-name="P3" draw:layer="layout" svg:x1="13.805cm" svg:y1="8.01cm" svg:x2="13.9cm" svg:y2="7.896cm">
          <text:p/>
        </draw:line>
        <draw:line draw:style-name="gr3" draw:text-style-name="P3" draw:layer="layout" svg:x1="12.214cm" svg:y1="8.122cm" svg:x2="12.309cm" svg:y2="8.008cm">
          <text:p/>
        </draw:line>
        <draw:line draw:style-name="gr3" draw:text-style-name="P3" draw:layer="layout" svg:x1="12.605cm" svg:y1="7.909cm" svg:x2="13.552cm" svg:y2="7.911cm">
          <text:p/>
        </draw:line>
        <draw:frame draw:style-name="gr11" draw:text-style-name="P4" draw:layer="layout" svg:width="1.662cm" svg:height="0.645cm" svg:x="12.996cm" svg:y="8.358cm">
          <draw:text-box>
            <text:p text:style-name="P3"><text:span text:style-name="T1">правда</text:span></text:p>
          </draw:text-box>
        </draw:frame>
        <draw:frame draw:style-name="gr12" draw:text-style-name="P4" draw:layer="layout" svg:width="0.777cm" svg:height="0.645cm" svg:x="13.132cm" svg:y="7.985cm">
          <draw:text-box>
            <text:p text:style-name="P3"><text:span text:style-name="T1">О</text:span></text:p>
          </draw:text-box>
        </draw:frame>
        <draw:frame draw:style-name="gr13" draw:text-style-name="P4" draw:layer="layout" svg:width="2.191cm" svg:height="0.645cm" svg:x="12.443cm" svg:y="9.81cm">
          <draw:text-box>
            <text:p text:style-name="P3"><text:span text:style-name="T1">где все же</text:span></text:p>
          </draw:text-box>
        </draw:frame>
        <draw:frame draw:style-name="gr10" draw:text-style-name="P4" draw:layer="layout" svg:width="0.735cm" svg:height="0.645cm" svg:x="13.255cm" svg:y="9.333cm">
          <draw:text-box>
            <text:p text:style-name="P3"><text:span text:style-name="T1">E</text:span></text:p>
          </draw:text-box>
        </draw:frame>
        <draw:line draw:style-name="gr3" draw:text-style-name="P3" draw:layer="layout" svg:x1="13.606cm" svg:y1="9.49cm" svg:x2="13.598cm" svg:y2="8.953cm">
          <text:p/>
        </draw:line>
        <draw:frame draw:style-name="gr16" draw:text-style-name="P7" draw:layer="layout" svg:width="1cm" svg:height="0.645cm" svg:x="12.461cm" svg:y="8.113cm">
          <draw:text-box>
            <text:p text:style-name="P1"><text:span text:style-name="T1">Ø</text:span></text:p>
          </draw:text-box>
        </draw:frame>
        <draw:frame draw:style-name="gr17" draw:text-style-name="P4" draw:layer="layout" svg:width="1.598cm" svg:height="0.645cm" svg:x="4.118cm" svg:y="7.397cm">
          <draw:text-box>
            <text:p text:style-name="P3"><text:span text:style-name="T1">деньги</text:span></text:p>
          </draw:text-box>
        </draw:frame>
        <draw:frame draw:style-name="gr17" draw:text-style-name="P4" draw:layer="layout" svg:width="1.408cm" svg:height="0.645cm" svg:x="6.618cm" svg:y="7.398cm">
          <draw:text-box>
            <text:p text:style-name="P3"><text:span text:style-name="T1">связи</text:span></text:p>
          </draw:text-box>
        </draw:frame>
        <draw:frame draw:style-name="gr17" draw:text-style-name="P4" draw:layer="layout" svg:width="2.242cm" svg:height="0.645cm" svg:x="9.118cm" svg:y="7.399cm">
          <draw:text-box>
            <text:p text:style-name="P3"><text:span text:style-name="T1">должность</text:span></text:p>
          </draw:text-box>
        </draw:frame>
        <draw:frame draw:style-name="gr18" draw:text-style-name="P4" draw:layer="layout" svg:width="1.095cm" svg:height="0.645cm" svg:x="7.996cm" svg:y="7.396cm">
          <draw:text-box>
            <text:p text:style-name="P3"><text:span text:style-name="T1">или</text:span></text:p>
          </draw:text-box>
        </draw:frame>
        <draw:line draw:style-name="gr3" draw:text-style-name="P3" draw:layer="layout" svg:x1="8.983cm" svg:y1="7.761cm" svg:x2="9.216cm" svg:y2="7.761cm">
          <text:p/>
        </draw:line>
        <draw:frame draw:style-name="gr7" draw:text-style-name="P4" draw:layer="layout" svg:width="0.578cm" svg:height="0.685cm" svg:x="8.263cm" svg:y="7.08cm">
          <draw:text-box>
            <text:p text:style-name="P3"><text:span text:style-name="T1">j</text:span></text:p>
          </draw:text-box>
        </draw:frame>
        <draw:line draw:style-name="gr3" draw:text-style-name="P3" draw:layer="layout" svg:x1="7.884cm" svg:y1="7.761cm" svg:x2="8.117cm" svg:y2="7.761cm">
          <text:p/>
        </draw:line>
        <draw:frame draw:style-name="gr2" draw:text-style-name="P4" draw:layer="layout" svg:width="0.735cm" svg:height="0.645cm" svg:x="7.03cm" svg:y="9.018cm">
          <draw:text-box>
            <text:p text:style-name="P3"><text:span text:style-name="T1">A</text:span></text:p>
          </draw:text-box>
        </draw:frame>
        <draw:line draw:style-name="gr3" draw:text-style-name="P3" draw:layer="layout" svg:x1="7.396cm" svg:y1="9.137cm" svg:x2="7.385cm" svg:y2="7.887cm">
          <text:p/>
        </draw:line>
        <draw:line draw:style-name="gr3" draw:text-style-name="P3" draw:layer="layout" svg:x1="7.397cm" svg:y1="9.137cm" svg:x2="10.014cm" svg:y2="7.939cm">
          <text:p/>
        </draw:line>
        <draw:line draw:style-name="gr3" draw:text-style-name="P3" draw:layer="layout" svg:x1="7.398cm" svg:y1="9.137cm" svg:x2="4.946cm" svg:y2="7.887cm">
          <text:p/>
        </draw:line>
        <draw:frame draw:style-name="gr2" draw:text-style-name="P4" draw:layer="layout" svg:width="1.641cm" svg:height="0.645cm" svg:x="6.631cm" svg:y="9.319cm">
          <draw:text-box>
            <text:p text:style-name="P3"><text:span text:style-name="T1">какими</text:span></text:p>
          </draw:text-box>
        </draw:frame>
        <draw:frame draw:style-name="gr2" draw:text-style-name="P4" draw:layer="layout" svg:width="0.735cm" svg:height="0.645cm" svg:x="5.745cm" svg:y="5.374cm">
          <draw:text-box>
            <text:p text:style-name="P3"><text:span text:style-name="T1">A</text:span></text:p>
          </draw:text-box>
        </draw:frame>
        <draw:line draw:style-name="gr3" draw:text-style-name="P3" draw:layer="layout" svg:x1="6.111cm" svg:y1="5.493cm" svg:x2="5.291cm" svg:y2="4.312cm">
          <text:p/>
        </draw:line>
        <draw:frame draw:style-name="gr2" draw:text-style-name="P4" draw:layer="layout" svg:width="2.06cm" svg:height="0.645cm" svg:x="5.246cm" svg:y="5.675cm">
          <draw:text-box>
            <text:p text:style-name="P3"><text:span text:style-name="T1">и ни один</text:span></text:p>
          </draw:text-box>
        </draw:frame>
        <draw:line draw:style-name="gr3" draw:text-style-name="P3" draw:layer="layout" svg:x1="4.291cm" svg:y1="7.865cm" svg:x2="4.29cm" svg:y2="7.078cm">
          <text:p/>
        </draw:line>
        <draw:line draw:style-name="gr3" draw:text-style-name="P3" draw:layer="layout" svg:x1="4.29cm" svg:y1="7.866cm" svg:x2="4.07cm" svg:y2="8.078cm">
          <text:p/>
        </draw:line>
        <draw:line draw:style-name="gr3" draw:text-style-name="P3" draw:layer="layout" svg:x1="3.489cm" svg:y1="7.078cm" svg:x2="4.989cm" svg:y2="7.078cm">
          <text:p/>
        </draw:line>
        <draw:line draw:style-name="gr3" draw:text-style-name="P3" draw:layer="layout" svg:x1="4.989cm" svg:y1="7.079cm" svg:x2="5.084cm" svg:y2="6.965cm">
          <text:p/>
        </draw:line>
        <draw:line draw:style-name="gr3" draw:text-style-name="P3" draw:layer="layout" svg:x1="3.398cm" svg:y1="7.191cm" svg:x2="3.493cm" svg:y2="7.077cm">
          <text:p/>
        </draw:line>
        <draw:frame draw:style-name="gr14" draw:text-style-name="P2" draw:layer="layout" svg:width="1.167cm" svg:height="0.645cm" svg:x="3.242cm" svg:y="7.012cm">
          <draw:text-box>
            <text:p text:style-name="P1"><text:span text:style-name="T1">ни с</text:span></text:p>
          </draw:text-box>
        </draw:frame>
        <draw:frame draw:style-name="gr15" draw:text-style-name="P4" draw:layer="layout" svg:width="0.777cm" svg:height="0.645cm" svg:x="4.167cm" svg:y="7.091cm">
          <draw:text-box>
            <text:p text:style-name="P3"><text:span text:style-name="T1">O</text:span></text:p>
          </draw:text-box>
        </draw:frame>
        <draw:frame draw:style-name="gr14" draw:text-style-name="P2" draw:layer="layout" svg:width="2.923cm" svg:height="0.645cm" svg:x="1.543cm" svg:y="7.413cm">
          <draw:text-box>
            <text:p text:style-name="P1"><text:span text:style-name="T1">(Instrumentalis)</text:span></text:p>
          </draw:text-box>
        </draw:frame>
        <draw:connector draw:style-name="gr19" draw:text-style-name="P3" draw:layer="layout" draw:type="curve" svg:x1="9.461cm" svg:y1="6.023cm" svg:x2="6.216cm" svg:y2="4.138cm" draw:start-shape="id1" draw:start-glue-point="3" draw:end-shape="id2" draw:end-glue-point="1" svg:d="m9461 6023c-2433 0-811-1885-3245-1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16:18:02</dc:date>
    <dc:creator>artur </dc:creator>
    <meta:editing-duration>PT23H50M08S</meta:editing-duration>
    <meta:editing-cycles>7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79"/>
  </office:meta>
</office:document-meta>
</file>